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color="#3faf46"/>
    </style:style>
    <style:style style:name="P2" style:family="paragraph" style:parent-style-name="Preformatted_20_Text">
      <style:text-properties fo:color="#c9211e" officeooo:paragraph-rsid="0019397d"/>
    </style:style>
    <style:style style:name="P3" style:family="paragraph" style:parent-style-name="Preformatted_20_Text">
      <style:text-properties officeooo:rsid="001753ea" officeooo:paragraph-rsid="0019397d"/>
    </style:style>
    <style:style style:name="P4" style:family="paragraph" style:parent-style-name="Preformatted_20_Text">
      <style:text-properties officeooo:paragraph-rsid="0019397d"/>
    </style:style>
    <style:style style:name="P5" style:family="paragraph" style:parent-style-name="Preformatted_20_Text">
      <style:text-properties fo:color="#81d41a" officeooo:paragraph-rsid="0019397d"/>
    </style:style>
    <style:style style:name="P6" style:family="paragraph" style:parent-style-name="Standard">
      <style:text-properties officeooo:rsid="001753ea" officeooo:paragraph-rsid="001753ea"/>
    </style:style>
    <style:style style:name="P7" style:family="paragraph" style:parent-style-name="Standard">
      <style:text-properties officeooo:rsid="001753ea" officeooo:paragraph-rsid="0019397d"/>
    </style:style>
    <style:style style:name="P8" style:family="paragraph" style:parent-style-name="Standard">
      <style:text-properties fo:color="#81d41a" fo:font-weight="bold" officeooo:rsid="001b501b" officeooo:paragraph-rsid="001b501b" style:font-weight-asian="bold" style:font-weight-complex="bold"/>
    </style:style>
    <style:style style:name="P9" style:family="paragraph" style:parent-style-name="Standard">
      <style:text-properties officeooo:rsid="0019397d" officeooo:paragraph-rsid="0019397d"/>
    </style:style>
    <style:style style:name="P10" style:family="paragraph" style:parent-style-name="Standard">
      <style:text-properties fo:color="#c9211e" fo:font-weight="bold" officeooo:rsid="001b501b" officeooo:paragraph-rsid="001b501b" style:font-weight-asian="bold" style:font-weight-complex="bold"/>
    </style:style>
    <style:style style:name="P11" style:family="paragraph" style:parent-style-name="Text_20_body">
      <style:text-properties officeooo:paragraph-rsid="001753ea"/>
    </style:style>
    <style:style style:name="P12" style:family="paragraph" style:parent-style-name="Standard">
      <style:text-properties officeooo:paragraph-rsid="001753ea"/>
    </style:style>
    <style:style style:name="P13" style:family="paragraph" style:parent-style-name="Standard">
      <style:text-properties officeooo:rsid="0002a12c" officeooo:paragraph-rsid="0002a12c"/>
    </style:style>
    <style:style style:name="P14" style:family="paragraph" style:parent-style-name="Standard">
      <style:text-properties fo:color="#800000" fo:font-weight="bold" officeooo:rsid="001b501b" officeooo:paragraph-rsid="001b501b" style:font-weight-asian="bold" style:font-weight-complex="bold"/>
    </style:style>
    <style:style style:name="P15" style:family="paragraph" style:parent-style-name="Standard">
      <style:text-properties officeooo:rsid="0019397d" officeooo:paragraph-rsid="00041696"/>
    </style:style>
    <style:style style:name="P16" style:family="paragraph" style:parent-style-name="Standard">
      <style:text-properties officeooo:rsid="001753ea" officeooo:paragraph-rsid="0019397d"/>
    </style:style>
    <style:style style:name="P17" style:family="paragraph" style:parent-style-name="Standard">
      <style:text-properties officeooo:rsid="00041696" officeooo:paragraph-rsid="00041696"/>
    </style:style>
    <style:style style:name="P18" style:family="paragraph" style:parent-style-name="Standard">
      <style:text-properties fo:color="#00ff00" officeooo:rsid="001753ea" officeooo:paragraph-rsid="0019397d"/>
    </style:style>
    <style:style style:name="P19" style:family="paragraph" style:parent-style-name="Standard">
      <style:text-properties fo:color="#00ff00" fo:font-weight="bold" officeooo:rsid="001b501b" officeooo:paragraph-rsid="001b501b" style:font-weight-asian="bold" style:font-weight-complex="bold"/>
    </style:style>
    <style:style style:name="P20" style:family="paragraph" style:parent-style-name="Standard">
      <style:text-properties fo:color="#00ff00" officeooo:rsid="0006293f" officeooo:paragraph-rsid="0006293f"/>
    </style:style>
    <style:style style:name="P21" style:family="paragraph" style:parent-style-name="Standard">
      <style:text-properties officeooo:rsid="0006293f" officeooo:paragraph-rsid="0006293f"/>
    </style:style>
    <style:style style:name="P22" style:family="paragraph" style:parent-style-name="Heading_20_2"/>
    <style:style style:name="P23" style:family="paragraph" style:parent-style-name="Heading_20_2">
      <style:text-properties officeooo:paragraph-rsid="001753ea"/>
    </style:style>
    <style:style style:name="P24" style:family="paragraph" style:parent-style-name="Heading_20_2">
      <style:text-properties officeooo:paragraph-rsid="0019397d"/>
    </style:style>
    <style:style style:name="P25" style:family="paragraph" style:parent-style-name="Heading_20_2">
      <style:text-properties officeooo:paragraph-rsid="00041696"/>
    </style:style>
    <style:style style:name="P26" style:family="paragraph" style:parent-style-name="Heading_20_1"/>
    <style:style style:name="T1" style:family="text">
      <style:text-properties officeooo:rsid="001753ea"/>
    </style:style>
    <style:style style:name="T2" style:family="text">
      <style:text-properties officeooo:rsid="001ba097"/>
    </style:style>
    <style:style style:name="T3" style:family="text">
      <style:text-properties officeooo:rsid="0019397d"/>
    </style:style>
    <style:style style:name="T4" style:family="text">
      <style:text-properties fo:color="#3faf46" officeooo:rsid="00041696"/>
    </style:style>
    <style:style style:name="T5" style:family="text">
      <style:text-properties officeooo:rsid="0019c334"/>
    </style:style>
    <style:style style:name="T6" style:family="text">
      <style:text-properties officeooo:rsid="0002a12c"/>
    </style:style>
    <style:style style:name="T7" style:family="text">
      <style:text-properties officeooo:rsid="00041696"/>
    </style:style>
    <style:style style:name="T8" style:family="text">
      <style:text-properties fo:color="#00ff00"/>
    </style:style>
    <style:style style:name="T9" style:family="text">
      <style:text-properties officeooo:rsid="0006293f"/>
    </style:style>
    <style:style style:name="T10" style:family="text">
      <style:text-properties officeooo:rsid="0007f2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uite de Test para Sumar <text:line-break/><text:span text:style-name="T7">prueba PHP</text:span></text:p>
      <text:p text:style-name="P6"/>
      <text:p text:style-name="P6">versión: 0,1</text:p>
      <text:p text:style-name="P6"/>
      <text:h text:style-name="Heading_20_1" text:outline-level="1">Fundamentos de la suite de prueba</text:h>
      <text:p text:style-name="P6">Evaluar el funcionamiento del programa Sumar <text:span text:style-name="T6">en PHP</text:span></text:p>
      <text:p text:style-name="P6"/>
      <text:h text:style-name="Heading_20_1" text:outline-level="1">Check List</text:h>
      <text:p text:style-name="P6">Ejecutar la siguientes pruebas en el p<text:span text:style-name="T6">uerto local host/sumar</text:span></text:p>
      <text:p text:style-name="P6"/>
      <text:h text:style-name="Heading_20_2" text:outline-level="2"><text:span text:style-name="T1">0</text:span>- Testear Funcionamiento de <text:span text:style-name="T6">local host</text:span></text:h>
      <text:p text:style-name="P6">Fundamentos: ver<text:span text:style-name="T6">ificar el procedimiento de alta del local host para PHP. <text:line-break/>Activación del puerto XAMPP para su ejecución<text:line-break/>Exportación del index a carpeta de destino (Htdocs) </text:span></text:p>
      <text:p text:style-name="P6"/>
      <text:p text:style-name="P8">Respuesta: <text:span text:style-name="T2">OK</text:span></text:p>
      <text:p text:style-name="P6"/>
      <text:h text:style-name="Heading_20_1" text:outline-level="1">1- Compilar programa</text:h>
      <text:p text:style-name="P11"><text:span text:style-name="T1">Fundamentos: Verificar que el programa se ejecute sin errores</text:span></text:p>
      <text:p text:style-name="P6">No se esperan errores en consola</text:p>
      <text:p text:style-name="P8">Respuesta: <text:span text:style-name="T2">OK</text:span></text:p>
      <text:h text:style-name="Heading_20_2" text:outline-level="2">2- Testear <text:span text:style-name="T10">Programa</text:span></text:h>
      <text:p text:style-name="P6">Fundamentos: verificar el funcionamiento del <text:span text:style-name="T10">código sin valores</text:span></text:p>
      <text:p text:style-name="P12"/>
      <text:p text:style-name="P6"/>
      <text:p text:style-name="P6">Se espera <text:span text:style-name="T6">que quede exactamente igual </text:span></text:p>
      <text:p text:style-name="P8">Respuesta: O</text:p>
      <text:h text:style-name="Heading_20_2" text:outline-level="2">3- Testear Programa con parámetro<text:span text:style-name="T6">s</text:span> de entrada</text:h>
      <text:p text:style-name="P6"/>
      <text:p text:style-name="P6">Fundamentos: <text:span text:style-name="T6">ingreso de dos parámetros de entrada</text:span></text:p>
      <text:p text:style-name="P6"/>
      <text:p text:style-name="Preformatted_20_Text"><text:tab/><text:span text:style-name="T6">10 + 10</text:span></text:p>
      <text:p text:style-name="P6"/>
      <text:p text:style-name="P6">Se espera <text:span text:style-name="T6">resultado 20 </text:span></text:p>
      <text:p text:style-name="P8">Respuesta: <text:s/><text:span text:style-name="T2">OK</text:span></text:p>
      <text:h text:style-name="P23" text:outline-level="2"><text:soft-page-break/>3- Testear Programa con <text:span text:style-name="T1">dos</text:span> parámetro<text:span text:style-name="T3">s</text:span> de entrada <text:span text:style-name="T6">negativos</text:span></text:h>
      <text:p text:style-name="P6"/>
      <text:p text:style-name="P12"><text:span text:style-name="T1">Fundamentos: Verificar ingreso de parámetros negativos</text:span></text:p>
      <text:p text:style-name="P13"><text:s text:c="13"/>-10 + -10</text:p>
      <text:p text:style-name="P6"/>
      <text:p text:style-name="P9">Se espera la suma de los parámetros de entrada <text:span text:style-name="T6">de -20</text:span></text:p>
      <text:p text:style-name="P8">Respuesta: <text:span text:style-name="T2">OK</text:span></text:p>
      <text:h text:style-name="P24" text:outline-level="2"><text:span text:style-name="T3">4</text:span>- Testear Programa con <text:span text:style-name="T6">dos parámetros <text:s/>de entrada no enteros</text:span></text:h>
      <text:p text:style-name="P7"/>
      <text:p text:style-name="P7">Fundamentos: Verificar ingreso de números<text:span text:style-name="T6"> con coma</text:span></text:p>
      <text:p text:style-name="P7"/>
      <text:p text:style-name="P1"><text:tab/><text:span text:style-name="T6">5.7 + 5.8</text:span></text:p>
      <text:p text:style-name="P7"/>
      <text:p text:style-name="P9">Se espera <text:span text:style-name="T6">un error con aviso de colocar números enteros entre 5 y 6</text:span></text:p>
      <text:p text:style-name="P14">Respuesta: <text:span text:style-name="T2">Error!</text:span></text:p>
      <text:p text:style-name="P7"/>
      <text:h text:style-name="P24" text:outline-level="2"><text:span text:style-name="T3">5</text:span>- Testear Programa con parámetro<text:span text:style-name="T3">s</text:span> <text:span text:style-name="T3">de no enteros negativos</text:span></text:h>
      <text:p text:style-name="P7"/>
      <text:p text:style-name="P7">Fundamentos: Verificar ingreso de números<text:span text:style-name="T6"> con coma con un signo negativo</text:span></text:p>
      <text:p text:style-name="P7"/>
      <text:p text:style-name="P2"><text:tab/><text:span text:style-name="T6">-5.7 + -5.7</text:span></text:p>
      <text:p text:style-name="P3"/>
      <text:p text:style-name="P15">Se espera <text:span text:style-name="T6">un error con aviso de colocar números enteros entre 5 y 6</text:span></text:p>
      <text:p text:style-name="P10">Respuesta: <text:span text:style-name="T2">Error!</text:span></text:p>
      <text:h text:style-name="P24" text:outline-level="2"><text:span text:style-name="T3">6</text:span>- Testear Programa con <text:span text:style-name="T7">entrada de letras</text:span></text:h>
      <text:p text:style-name="P7"/>
      <text:p text:style-name="P7">Fundamentos: Verificar ingreso de parámetros incorrectos <text:span text:style-name="T7">como las letras </text:span></text:p>
      <text:p text:style-name="P7"/>
      <text:p text:style-name="P4"><text:tab/><text:span text:style-name="T4">A + B</text:span></text:p>
      <text:p text:style-name="P3"/>
      <text:p text:style-name="P9">Se espera <text:span text:style-name="T7">no deje ingresar los valores explayados</text:span></text:p>
      <text:p text:style-name="P19">Respuesta: <text:s/><text:span text:style-name="T7">OK</text:span></text:p>
      <text:h text:style-name="P25" text:outline-level="2"><text:span text:style-name="T5">7</text:span>- Testear Programa con <text:span text:style-name="T3">desbordamiento en números enteros</text:span></text:h>
      <text:p text:style-name="P7"/>
      <text:p text:style-name="P7">Fundamentos: Verificar ingreso de parámetros <text:span text:style-name="T7">desbordados</text:span></text:p>
      <text:p text:style-name="P7"/>
      <text:p text:style-name="P17"><text:s text:c="14"/>7000000000 + 7000000000</text:p>
      <text:p text:style-name="P17"/>
      <text:p text:style-name="P17">Se espera una suma de los mismos<text:line-break/><text:span text:style-name="T8">respuesta: OK</text:span></text:p>
      <text:p text:style-name="P7"/>
      <text:p text:style-name="P5"><text:tab/></text:p>
      <text:h text:style-name="P25" text:outline-level="2"><text:soft-page-break/><text:span text:style-name="T5">8</text:span>- Testear Programa con <text:span text:style-name="T3">desbordamiento en números enteros negativos</text:span></text:h>
      <text:p text:style-name="P7">Fundamentos: Verificar ingreso <text:span text:style-name="T7">de parámetros desbordados negativos</text:span></text:p>
      <text:p text:style-name="P7"/>
      <text:p text:style-name="P17"><text:s text:c="14"/>-7000000000 + -7000000000</text:p>
      <text:p text:style-name="P17">Se espera una suma con el signo - delante<text:line-break/><text:span text:style-name="T8">Respuesta: OK</text:span></text:p>
      <text:p text:style-name="P18"/>
      <text:p text:style-name="P5"><text:tab/></text:p>
      <text:h text:style-name="P24" text:outline-level="2"><text:span text:style-name="T5">9</text:span>- Testear Programa <text:span text:style-name="T3">con valores mixtos</text:span></text:h>
      <text:p text:style-name="P7"/>
      <text:p text:style-name="P7">Fundamentos: Verificar ingreso de parámetros <text:span text:style-name="T9">mixtos (una letra y un numero)</text:span></text:p>
      <text:p text:style-name="P7"/>
      <text:p text:style-name="P7"><text:s text:c="16"/><text:span text:style-name="T9">A8 + B6</text:span></text:p>
      <text:p text:style-name="P21">Se espera que solo se ingrese los números y los mismos sean sumados sin ningún problema</text:p>
      <text:p text:style-name="P21"/>
      <text:p text:style-name="P20">respuesta: OK</text:p>
      <text:p text:style-name="P20"/>
      <text:p text:style-name="P20"/>
      <text:p text:style-name="P7"/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3T10:08:05.502000000</meta:creation-date>
    <dc:date>2022-10-03T10:42:15.550000000</dc:date>
    <meta:editing-duration>PT12M17S</meta:editing-duration>
    <meta:editing-cycles>3</meta:editing-cycles>
    <meta:generator>LibreOffice/5.3.4.2$Windows_X86_64 LibreOffice_project/f82d347ccc0be322489bf7da61d7e4ad13fe2ff3</meta:generator>
    <meta:document-statistic meta:table-count="0" meta:image-count="0" meta:object-count="0" meta:page-count="3" meta:paragraph-count="58" meta:word-count="359" meta:character-count="2300" meta:non-whitespace-character-count="1923"/>
  </office:meta>
</office:document-meta>
</file>